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raintViolationException.ConstraintViolat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aintViolationException.ConstraintViolation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